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fo:background-color="#ff8080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August 2<text:span text:style-name="T1">nd</text:span> 2014</text:p>
          </table:table-cell>
          <table:table-cell table:style-name="ce14" office:value-type="float" office:value="120">
            <text:p>12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3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23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23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23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3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23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6" office:value-type="float" office:value="180">
            <text:p>180</text:p>
          </table:table-cell>
          <table:table-cell table:style-name="ce26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3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3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3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3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3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3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3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3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3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4">
            <text:p>35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4">
            <text:p>19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7">
            <text:p>2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8">
            <text:p>18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0">
            <text:p>45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8">
            <text:p>268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45">
            <text:p>44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2">
            <text:p>23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40">
            <text:p>3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56">
            <text:p>35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17">
            <text:p>21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4">
            <text:p>3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67">
            <text:p>3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192">
            <text:p>19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3">
            <text:p>45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15">
            <text:p>4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10">
            <text:p>4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4">
            <text:p>474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7" office:value-type="string">
            <text:p>C18H27NO3</text:p>
          </table:table-cell>
          <table:table-cell table:style-name="ce23" office:value-type="string">
            <text:p>Team Grimoire 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92">
            <text:p>4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7" office:value-type="string">
            <text:p>Monkey Business</text:p>
          </table:table-cell>
          <table:table-cell table:style-name="ce23" office:value-type="string">
            <text:p>kors k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160">
            <text:p>160</text:p>
          </table:table-cell>
          <table:table-cell table:style-name="ce31" office:value-type="string">
            <text:p><text:span text:style-name="T2">DATA/mov/dxye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3">
            <text:p>25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5">
            <text:p>4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9">
            <text:p>24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1">
            <text:p>46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7" office:value-type="string">
            <text:p>Gimme a Big Beat</text:p>
          </table:table-cell>
          <table:table-cell table:style-name="ce23" office:value-type="string">
            <text:p>kors k</text:p>
          </table:table-cell>
          <table:table-cell table:number-columns-repeated="2" table:style-name="ce25" office:value-type="float" office:value="138">
            <text:p>138</text:p>
          </table:table-cell>
          <table:table-cell table:style-name="ce31" office:value-type="string">
            <text:p><text:span text:style-name="T2">DATA/mov/dyna</text:span><text:span text:style-name="T3">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68">
            <text:p>36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3">
            <text:p>3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9">
            <text:p>33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4">
          <table:table-cell table:style-name="ce2" office:value-type="float" office:value="332">
            <text:p>332</text:p>
          </table:table-cell>
          <table:table-cell table:style-name="ce7" office:value-type="string">
            <text:p>|Nagisanokokuma Lovely Radio</text:p>
          </table:table-cell>
          <table:table-cell table:style-name="ce23" office:value-type="string">
            <text:p>Bikini Prim</text:p>
          </table:table-cell>
          <table:table-cell table:number-columns-repeated="2" table:style-name="ce25" office:value-type="float" office:value="190">
            <text:p>190</text:p>
          </table:table-cell>
          <table:table-cell table:style-name="ce32" office:value-type="string">
            <text:p><text:span text:style-name="T2">DATA/mov/</text:span>juna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9">
            <text:p>9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9">
            <text:p>9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</text:p>
          </table:table-cell>
          <table:table-cell table:style-name="ce18" office:value-type="string">
            <text:p>MIXED BY GU TEAM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5" table:number-columns-repeated="2"/>
          <table:table-cell/>
          <table:table-cell table:style-name="ce25" table:number-columns-repeated="15"/>
          <table:table-cell table:number-columns-repeated="227"/>
        </table:table-row>
        <table:table-row table:style-name="ro3" table:number-rows-repeated="1048419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11/15/2014</text:date>, <text:time>01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1-15T01:41:23.39</dc:date>
    <meta:editing-duration>P7DT2H52M22S</meta:editing-duration>
    <meta:editing-cycles>120</meta:editing-cycles>
    <meta:document-statistic meta:table-count="1" meta:cell-count="2545" meta:object-count="0"/>
  </office:meta>
</office:document-meta>
</file>